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1" style:family="paragraph" style:parent-style-name="Standard">
      <style:paragraph-properties fo:margin-left="1.931cm" fo:margin-right="0cm" fo:text-indent="0cm" style:auto-text-indent="false"/>
    </style:style>
    <style:style style:name="P22" style:family="paragraph" style:parent-style-name="Standard" style:list-style-name="L4"/>
    <style:style style:name="P23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4" style:family="paragraph" style:parent-style-name="Standard" style:list-style-name="L5"/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6" style:family="paragraph" style:parent-style-name="Heading_20_2">
      <style:paragraph-properties fo:margin-left="0cm" fo:margin-right="0cm" fo:text-indent="0cm" style:auto-text-indent="false"/>
    </style:style>
    <style:style style:name="P27" style:family="paragraph" style:parent-style-name="Heading_20_2" style:list-style-name="L1">
      <style:paragraph-properties fo:margin-left="0cm" fo:margin-right="0cm" fo:text-indent="0cm" style:auto-text-indent="false"/>
    </style:style>
    <style:style style:name="P28" style:family="paragraph" style:parent-style-name="Heading_20_2" style:list-style-name="L1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29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0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L3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6" style:family="paragraph" style:parent-style-name="Text_20_body" style:list-style-name="WW8Num7"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L4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8" style:family="paragraph" style:parent-style-name="Text_20_body" style:list-style-name="L2">
      <style:paragraph-properties fo:text-align="justify" style:justify-single-word="false"/>
    </style:style>
    <style:style style:name="P3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2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WW8Num7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45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46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9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</style:style>
    <style:style style:name="P50" style:family="paragraph" style:parent-style-name="Text_20_body" style:list-style-name="WW8Num7">
      <style:paragraph-properties fo:margin-left="0cm" fo:margin-right="0cm" fo:text-indent="0cm" style:auto-text-indent="false"/>
    </style:style>
    <style:style style:name="P51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52" style:family="paragraph" style:parent-style-name="Text_20_body" style:list-style-name="WW8Num7">
      <style:paragraph-properties fo:margin-left="2.54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pt" fo:country="BR" style:font-size-asian="12pt" style:font-size-complex="12pt"/>
    </style:style>
    <style:style style:name="T13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ExcluirInstituição</text:p>
      <text:p text:style-name="P15"/>
      <text:h text:style-name="Heading_20_1" text:outline-level="1">Breve Descrição</text:h>
      <text:p text:style-name="P12">Esse caso de uso permite que o Admininistrador ou Gerente exclua o cadastro de uma instituição <text:s/>e consequentemente exclua os dados dessa intituição permanentemente do sistema.</text:p>
      <text:h text:style-name="Heading_20_1" text:outline-level="1">Breve Descrição dos Atores</text:h>
      <text:list xml:id="list32238086" text:style-name="L5">
        <text:list-item>
          <text:list>
            <text:list-item>
              <text:p text:style-name="P24"><text:span text:style-name="T5">Administrador: E</text:span><text:span text:style-name="T7">xclui qualquer instituição e seus dados do sistema.</text:span></text:p>
            </text:list-item>
            <text:list-item>
              <text:p text:style-name="P24"><text:span text:style-name="T7">Gerente: Exclui somente as instituições que ele possui acesso.</text:span></text:p>
            </text:list-item>
          </text:list>
        </text:list-item>
      </text:list>
      <text:h text:style-name="Heading_20_1" text:outline-level="1">Pré-condições</text:h>
      <text:p text:style-name="P12">- O usuário está logado no sistema.</text:p>
      <text:h text:style-name="Heading_20_1" text:outline-level="1">Fluxo Básico de Eventos</text:h>
      <text:list xml:id="list32224051" text:style-name="WW8Num7">
        <text:list-header>
          <text:p text:style-name="P51">1. O Administrador/Gerente seleciona a opção “Excluir Instituição” o sistema exibe uma tela com as seguintes opções:</text:p>
          <text:p text:style-name="P29"><text:span text:style-name="Fonte_20_parág._20_padrão"><text:span text:style-name="T15">- uma mensagem de aviso: “ATENÇÃO: A Exclusão da Instituição automaticamente leva a exclusão dos bens patrimoniais associados a ela. Certifique-se de ter solicitado backup dos dados antes de prosseguir.”</text:span></text:span></text:p>
          <text:list>
            <text:list-item>
              <text:list>
                <text:list-header>
                  <text:p text:style-name="P52"><text:s/>- campo para inserir “Nome da Instituição” para buscar a Instituição que se deseja <text:s/>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p>
                  <text:list>
                    <text:list-header>
                      <text:p text:style-name="P40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40"><text:s/><text:tab/><text:tab/>- opção “Confirmar” para confirmar nome de Instituição fornecido;</text:p>
              <text:p text:style-name="P46"><text:span text:style-name="Fonte_20_parág._20_padrão"><text:span text:style-name="T16"><text:s/><text:tab/><text:tab/>- </text:span></text:span><text:span text:style-name="Fonte_20_parág._20_padrão"><text:span text:style-name="T15">opção</text:span></text:span><text:span text:style-name="Fonte_20_parág._20_padrão"><text:span text:style-name="T16"> </text:span></text:span><text:span text:style-name="Fonte_20_parág._20_padrão"><text:span text:style-name="T15">“Cancelar” para sair da opção de exclusão;</text:span></text:span></text:p>
            </text:list-item>
          </text:list>
          <text:p text:style-name="P44"><text:s/><text:tab/>2. O Administrador/Gerente digita o nome da Instituição a ser excluída ou a <text:tab/>seleciona na<text:tab/> lista apresentada, sempre respeitando o que foi estipulado na breve <text:tab/>descrição dos atores. Em seguida ele seleciona o prazo de validade que o pedido <text:tab/>de exclusão deve ter e seleciona a opção “Confirmar”;</text:p>
          <text:list>
            <text:list-header>
              <text:p text:style-name="P42"><text:soft-page-break/><text:s/><text:tab/>3. O sistema dá continuidade ao processo de exclusão exibindo uma tela <text:tab/>contendo:</text:p>
            </text:list-header>
          </text:list>
          <text:p text:style-name="P30">- Nome da Instituição solicitada;</text:p>
          <text:p text:style-name="P31">- Nome do Gerente da Insituição a ser excluída;</text:p>
          <text:p text:style-name="P31">- campo editável para “Justificar” a exclusão, com no máximo 300 caracteres considerando espaços (preenchimento obrigatório);</text:p>
          <text:p text:style-name="P31">- o Prazo de Validade do pedido de exclusão;</text:p>
          <text:p text:style-name="P30">- opção “Excluir Instituição” para confirmar o pedido de exclusão;</text:p>
          <text:p text:style-name="P30">- opção “Voltar” para voltar à tela de seleção de Instituição a ser excluída;</text:p>
          <text:p text:style-name="P30">- opção “Cancelar” para sair da opção de exclusão;</text:p>
        </text:list-header>
      </text:list>
      <text:p text:style-name="P16"><text:span text:style-name="Fonte_20_parág._20_padrão"><text:span text:style-name="T12">4. O Administrador/Gerente preenche a justificativa de exclusão do usuário;</text:span></text:span></text:p>
      <text:p text:style-name="P16"><text:span text:style-name="Fonte_20_parág._20_padrão"><text:span text:style-name="T12">5. O Administrador/Gerente seleciona a opção “Excluir Instituição”;</text:span></text:span></text:p>
      <text:p text:style-name="P18"><text:span text:style-name="Fonte_20_parág._20_padrão"><text:span text:style-name="T12">6. O sistema exibe uma tela contendo:</text:span></text:span></text:p>
      <text:p text:style-name="P18"><text:span text:style-name="Fonte_20_parág._20_padrão"><text:span text:style-name="T12"><text:tab/>- uma mensagem de aviso: “ATENÇÃO: A Exclusão da Instituição <text:tab/>automaticamente leva a exclusão dos bens patrimoniais associados a ela. <text:tab/>Certifique-se de ter solicitado backup dos dados antes de prosseguir.”</text:span></text:span></text:p>
      <text:p text:style-name="P14"><text:tab/>- uma lista, em ordem alfabética, com nomes dos demais Administradores <text:tab/>ou Gerentes cadastrados no Sistema para que ele escolha qual deve <text:tab/>autorizar a operação de exclusão, respeitando o que foi estipulado na breve <text:tab/>descrição dos atores;</text:p>
      <text:p text:style-name="P14"><text:tab/>- opção “Confirmar” para confirmar escolha do Administrador/Gerente <text:tab/>que autorizará a exclusão e dar continuidade ao processo;</text:p>
      <text:p text:style-name="P13"><text:tab/>- opção “Cancelar” para sair da opção de exclusão;</text:p>
      <text:p text:style-name="P16"><text:span text:style-name="Fonte_20_parág._20_padrão"><text:span text:style-name="T12">7. O Administrador/Gerente escolhe na lista outro Administrador ou outro Gerente para autorizar a operação, respeitando o estipulado na breve descrição dos atores;</text:span></text:span></text:p>
      <text:p text:style-name="P16"><text:span text:style-name="Fonte_20_parág._20_padrão"><text:span text:style-name="T12">8. O Administrador/Gerente seleciona a opção “Confirmar”;</text:span></text:span></text:p>
      <text:p text:style-name="P13">9. O sistema valida o pedido de exclusão, exibe a mensagem “Pedido de Exclusão Aguardando Aprovação” e envia para o e-mail do Administrador<text:span text:style-name="Fonte_20_parág._20_padrão">/Gerente</text:span> escolhido para autorizar o procedimento um link (url) de confirmação de exclusão, contendo:</text:p>
      <text:list xml:id="list32505584" text:continue-numbering="true" text:style-name="WW8Num7">
        <text:list-header>
          <text:p text:style-name="P30">- o Nome da Instituição a ser excluída;</text:p>
          <text:p text:style-name="P30">- Nome do Gerente da Insituição a ser excluída;</text:p>
          <text:p text:style-name="P30">- justificativa da exclusão;</text:p>
          <text:p text:style-name="P30">- prazo de validade do pedido de exclusão;</text:p>
          <text:p text:style-name="P36">- opção “Confirmar Exclusão”;</text:p>
          <text:p text:style-name="P36"><text:soft-page-break/>- opção “Não Confirmar Exclusão”.</text:p>
          <text:p text:style-name="P50"><text:span text:style-name="T12"><text:s/><text:tab/>10. O Administrador</text:span><text:span text:style-name="Fonte_20_parág._20_padrão"><text:span text:style-name="T12">/Gerente</text:span></text:span><text:span text:style-name="T12"> que recebeu o e-mail, confirma a operação de <text:tab/>exclusão;</text:span></text:p>
          <text:list>
            <text:list-header>
              <text:p text:style-name="P44"><text:s/><text:tab/>11. O sistema valida a operação de exclusão;</text:p>
            </text:list-header>
          </text:list>
          <text:p text:style-name="P45"><text:s/><text:tab/>12. O caso de uso é encerrado.</text:p>
        </text:list-header>
      </text:list>
      <text:h text:style-name="Heading_20_1" text:outline-level="1">Fluxos Alternativos</text:h>
      <text:h text:style-name="P26" text:outline-level="2" text:is-list-header="true">Fluxo Alternativo 1</text:h>
      <text:p text:style-name="P21"><text:span text:style-name="T9"><text:s/></text:span><text:span text:style-name="T8">Se no </text:span><text:span text:style-name="T9">Fluxo Básico</text:span><text:span text:style-name="T8"> a qualquer momento o usuário selecionar a opção “Cancelar” o caso de uso termina.</text:span></text:p>
      <text:p text:style-name="P7">Fluxo Alternativo 2</text:p>
      <text:p text:style-name="P13">Se no passo 4 do <text:span text:style-name="T6">Fluxo Básico</text:span> o Administrador<text:span text:style-name="Fonte_20_parág._20_padrão">/Gerente</text:span> não preencher o campo de justificativa, então:</text:p>
      <text:p text:style-name="P13"><text:tab/>1. <text:tab/>O sistema exibe a mensagem “Preencha a justificativa para o <text:tab/>pedido de exclusão”;</text:p>
      <text:p text:style-name="P13"><text:tab/>2. <text:tab/>O sistema retorna ao passo 3 do fluxo básico.</text:p>
      <text:p text:style-name="P7">Fluxo Alternativo 3</text:p>
      <text:p text:style-name="P16"><text:span text:style-name="Fonte_20_parág._20_padrão"><text:span text:style-name="T12">Se no passo 8 do </text:span></text:span><text:span text:style-name="Fonte_20_parág._20_padrão"><text:span text:style-name="T9">Fluxo Básico </text:span></text:span><text:span text:style-name="Fonte_20_parág._20_padrão"><text:span text:style-name="T12">o Administrador/Gerente não selecionou outro Administrador/Gerente para autorizar a operação, então:</text:span></text:span></text:p>
      <text:p text:style-name="P18"><text:span text:style-name="Fonte_20_parág._20_padrão"><text:span text:style-name="T12"><text:tab/>1. <text:tab/>O sistema exibe a mensagem “É necessário selecionar um <text:tab/>Administrador <text:s/>para autorizar o pedido de exclusão”;</text:span></text:span></text:p>
      <text:p text:style-name="P19"><text:tab/>2. <text:tab/>O sistema retorna ao passo 6 do fluxo básico.</text:p>
      <text:p text:style-name="P7">Fluxo Alternativo 4</text:p>
      <text:p text:style-name="P13">Se no passo 10 do <text:span text:style-name="Fonte_20_parág._20_padrão"><text:span text:style-name="T6">Fluxo Básico</text:span></text:span> o Administrador<text:span text:style-name="Fonte_20_parág._20_padrão">/Gerente</text:span> não selecionar nenhuma opção (Confirmar ou Não), durante o prazo de validade do pedido de exclusão, então: </text:p>
      <text:p text:style-name="P6"><text:s text:c="17"/><text:tab/>1. O pedido de exclusão é eliminado do sistema;</text:p>
      <text:p text:style-name="P6"><text:s text:c="17"/><text:tab/>2. O caso de uso termina.</text:p>
      <text:p text:style-name="P7">Fluxo Alternativo 5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</text:span></text:span><text:span text:style-name="Fonte_20_parág._20_padrão"><text:span text:style-name="T12"> o Administrador seleciona a opção <text:tab/>“Confirmar Exclusão”, fora do prazo de validade do pedido de exclusão, então: </text:span></text:span></text:p>
      <text:p text:style-name="P6"><text:tab/> <text:s text:c="2"/><text:tab/>1. O sistema exibe a mensagem “O Prazo de Confirmação Expirou”;</text:p>
      <text:p text:style-name="P6"><text:tab/> <text:s text:c="2"/><text:tab/>2. O caso de uso é encerrado;</text:p>
      <text:p text:style-name="P7">Fluxo Alternativo 6</text:p>
      <text:p text:style-name="P20"><text:span text:style-name="Fonte_20_parág._20_padrão"><text:span text:style-name="T12"><text:tab/>Se no passo 10 do </text:span></text:span><text:span text:style-name="Fonte_20_parág._20_padrão"><text:span text:style-name="T9">Fluxo Básico </text:span></text:span><text:span text:style-name="Fonte_20_parág._20_padrão"><text:span text:style-name="T12">o Administrador seleciona a opção “Não <text:tab/>Confirmar Exclusão”, durante o prazo de validade do pedido de exclusão, então: </text:span></text:span></text:p>
      <text:p text:style-name="P6"><text:soft-page-break/><text:tab/> <text:tab/>1. A Instituição não é excluída do sistema;</text:p>
      <text:p text:style-name="P9"><text:tab/> <text:s/><text:span text:style-name="T11"><text:s/><text:tab/></text:span><text:span text:style-name="T10">2. O caso de uso é encerrado;</text:span></text:p>
      <text:p text:style-name="P8">Fluxo Alternativo 7</text:p>
      <text:p text:style-name="P5"><text:tab/><text:span text:style-name="T2">Se no passo 12 </text:span><text:span text:style-name="Fonte_20_parág._20_padrão"><text:span text:style-name="T2">do </text:span></text:span><text:span text:style-name="Fonte_20_parág._20_padrão"><text:span text:style-name="T3">Fluxo Básico </text:span></text:span><text:span text:style-name="T2">a Instituição a ser excluída estiver <text:s/><text:tab/>associado a algum bem patrimonial no sistema uma lista de backup com os dados <text:s/><text:tab/>dos seus bens <text:tab/>patrimoniais é gerada e mantida no sistema.</text:span></text:p>
      <text:list xml:id="list32225869" text:style-name="L1">
        <text:list-item>
          <text:list>
            <text:list-header>
              <text:h text:style-name="P27" text:outline-level="2">Fluxo Alternativo 8</text:h>
              <text:list>
                <text:list-header>
                  <text:p text:style-name="P49"><text:span text:style-name="T12"><text:s/><text:tab/>Se no passo 2 dos </text:span><text:span text:style-name="T9">Fluxo Básico</text:span><text:span text:style-name="T12"> o Administrador selecionar a opção “Confirmar” <text:tab/>sem ter inserido ou selecionado algum nome na lista e/ou sem ter selecionado um <text:tab/>prazo de validade para o pedido de exclusão, então de acordo com a falha:</text:span></text:p>
                </text:list-header>
              </text:list>
              <text:p text:style-name="P43"><text:s/><text:tab/><text:tab/>1. O sistema exibe a mensagem “Insira um Nome ou Parte do nome <text:tab/><text:tab/>desejado e então o selecione na lista”;</text:p>
            </text:list-header>
          </text:list>
          <text:p text:style-name="P43"><text:s/><text:tab/><text:tab/>2. O sistema exibe a mensagem “Selecione o prazo de validade do <text:tab/><text:tab/><text:tab/>pedido de exclusão”;</text:p>
          <text:list>
            <text:list-item>
              <text:list>
                <text:list-item>
                  <text:list>
                    <text:list-header>
                      <text:p text:style-name="P47"><text:s/><text:tab/><text:tab/>3. O sistema retorna ao passo 1 do fluxo básico.</text:p>
                    </text:list-header>
                  </text:list>
                </text:list-item>
              </text:list>
              <text:h text:style-name="P28" text:outline-level="2">Fluxo Alternativo 9</text:h>
            </text:list-item>
          </text:list>
          <text:p text:style-name="P41"><text:s/><text:tab/>Se no passo 3 do <text:span text:style-name="T14">Fluxo Básico</text:span> o nome inserido não for encontrado, então:</text:p>
          <text:list text:continue-numbering="true">
            <text:list-header>
              <text:p text:style-name="P41"><text:s/><text:tab/><text:tab/>1. O sistema exibe a mensagem “Instituição não encontrada”;</text:p>
              <text:list>
                <text:list-item>
                  <text:list>
                    <text:list-header>
                      <text:p text:style-name="P48"><text:s/><text:tab/><text:tab/>2. O sistema retorna ao passo 1 do fluxo básico.</text:p>
                    </text:list-header>
                  </text:list>
                </text:list-item>
              </text:list>
              <text:h text:style-name="P28" text:outline-level="2">Fluxo Alternativo 10</text:h>
              <text:p text:style-name="P49"><text:span text:style-name="T12"><text:s/><text:tab/>Se no passo 3 do </text:span><text:span text:style-name="T13">Fluxo Básico</text:span><text:span text:style-name="T12"> o Administrador</text:span><text:span text:style-name="Fonte_20_parág._20_padrão"><text:span text:style-name="T12">/Gerente</text:span></text:span><text:span text:style-name="T12"> selecionar a <text:s/>opção <text:tab/>“Voltar”, então:</text:span></text:p>
              <text:p text:style-name="P32">1.<text:tab/>O sistema deve assegurar que as informações que estão sendo exibidas (da Instituição previamente selecionada) desapareçam antes de permitir que o campo de inserção de Nome para busca seja utilizado novamente;</text:p>
              <text:p text:style-name="P32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    <text:list>
                <text:list-item>
                  <text:list>
                    <text:list-header>
                      <text:p text:style-name="P39"><text:s/><text:tab/> <text:s text:c="5"/><text:tab/>3. <text:tab/>O sistema volta ao passo 1 do fluxo básico.</text:p>
                    </text:list-header>
                  </text:list>
                </text:list-item>
              </text:list>
            </text:list-header>
          </text:list>
        </text:list-item>
      </text:list>
      <text:h text:style-name="Heading_20_1" text:outline-level="1">Pós-Condições</text:h>
      <text:p text:style-name="Standard"><text:tab/><text:span text:style-name="T11">Fluxo Básico: A Instituição é excluida da base de dados.</text:span></text:p>
      <text:p text:style-name="P11"><text:tab/>Fluxo Alternativo 1: O cadastro da Instituição continua no sistema.</text:p>
      <text:p text:style-name="P11"><text:tab/>Fluxo Alternativo 2: A exclusão da Instituição está pendente.</text:p>
      <text:p text:style-name="P11"><text:tab/>Fluxo Alternativo 3: A exclusão da Instituição está pendente.</text:p>
      <text:p text:style-name="P17">Fluxo Alternativo 4: <text:span text:style-name="T15">Não ocorre alteração na base de dados do sistema.</text:span></text:p>
      <text:p text:style-name="P17"><text:soft-page-break/>Fluxo Alternativo 5: <text:span text:style-name="T15">Não ocorre alteração na base de dados do sistema.</text:span></text:p>
      <text:p text:style-name="P17">Fluxo Alternativo 6: <text:span text:style-name="T15">Não ocorre alteração na base de dados do sistema.</text:span></text:p>
      <text:p text:style-name="P17">Fluxo Alternativo 7: Uma lista de backup é criada.</text:p>
      <text:p text:style-name="P17">Fluxo Alternativo 8: <text:span text:style-name="T15">Não ocorre alteração na base de dados do sistema.</text:span></text:p>
      <text:p text:style-name="P17">Fluxo Alternativo 9: <text:span text:style-name="T15">Não ocorre alteração na base de dados do sistema.</text:span></text:p>
      <text:p text:style-name="P17">Fluxo Alternativo 10: <text:span text:style-name="T15">Não ocorre alteração na base de dados do sistema.</text:span></text:p>
      <text:h text:style-name="Heading_20_1" text:outline-level="1">Requisitos Especiais</text:h>
      <text:list xml:id="list32235088" text:style-name="L2">
        <text:list-item>
          <text:p text:style-name="P38"><text:span text:style-name="T12">Requisito de Auditoria: o sistema salva no banco de dados o Administrador</text:span><text:span text:style-name="Fonte_20_parág._20_padrão"><text:span text:style-name="T12">/Gerente</text:span></text:span><text:span text:style-name="T12"> que excluiu a instituição e o Administrador</text:span><text:span text:style-name="Fonte_20_parág._20_padrão"><text:span text:style-name="T12">/Gerente</text:span></text:span><text:span text:style-name="T12"> que autorizou a operação.</text:span></text:p>
        </text:list-item>
        <text:list-item>
          <text:p text:style-name="P33">Segurança: A url enviada no e-mail, para que a exclusão possa ser autorizada, deve ser segura e codificada.</text:p>
        </text:list-item>
      </text:list>
      <text:list xml:id="list32227500" text:style-name="L3">
        <text:list-item>
          <text:p text:style-name="P34">Performance e Segurança: O sistema deve fazer uma verificação diária buscando exclusões pendentes (fora do prazo de validade estipulado) para manter a integridade do sistema.</text:p>
        </text:list-item>
      </text:list>
      <text:list xml:id="list32212082" text:style-name="L4">
        <text:list-item>
          <text:p text:style-name="P35">Performance: A lista gerada no passo 2 deve ser similar a um combo box que é atualizado a cada letra inserida pelo usuário no campo Nome.</text:p>
        </text:list-item>
        <text:list-item>
          <text:p text:style-name="P37">Performance: A resposta do sistema para a busca da Instituição deve ser realizada em até 1 segundo.</text:p>
        </text:list-item>
        <text:list-item>
          <text:p text:style-name="P23">Segurança: Se o usuário logado no sistema não for um dos tipos existentes na <text:span text:style-name="T14">Breve Descrição dos Atores</text:span> a opção “Excluir Instituição” não deve estar disponível.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7</text:p>
            </table:table-cell>
            <table:table-cell table:style-name="Tabela2.C1" office:value-type="string">
              <text:p text:style-name="MP1">Versão do Documento: 1.1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2-01-06T12:37:51.33">2012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81</meta:editing-cycles>
    <meta:editing-duration>PT7H48M9S</meta:editing-duration>
    <meta:generator>BrOffice/3.3$Win32 LibreOffice_project/330m19$Build-301</meta:generator>
    <dc:date>2012-01-06T12:37:51.14</dc:date>
    <meta:document-statistic meta:table-count="2" meta:image-count="1" meta:object-count="0" meta:page-count="5" meta:paragraph-count="108" meta:word-count="1475" meta:character-count="8905"/>
  </office:meta>
</office:document-meta>
</file>